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2.236cm"/>
    </style:style>
    <style:style style:name="pr6" style:family="presentation" style:parent-style-name="Default-title">
      <style:graphic-properties fo:min-height="2.49cm"/>
    </style:style>
    <style:style style:name="pr7" style:family="presentation" style:parent-style-name="Default-title">
      <style:graphic-properties fo:min-height="2.286cm"/>
    </style:style>
    <style:style style:name="co1" style:family="table-column">
      <style:table-column-properties style:column-width="2.959cm" style:use-optimal-column-width="false"/>
    </style:style>
    <style:style style:name="co2" style:family="table-column">
      <style:table-column-properties style:column-width="1.849cm" style:use-optimal-column-width="false"/>
    </style:style>
    <style:style style:name="co3" style:family="table-column">
      <style:table-column-properties style:column-width="1.847cm" style:use-optimal-column-width="false"/>
    </style:style>
    <style:style style:name="co4" style:family="table-column">
      <style:table-column-properties style:column-width="2.301cm" style:use-optimal-column-width="false"/>
    </style:style>
    <style:style style:name="co5" style:family="table-column">
      <style:table-column-properties style:column-width="2.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cm"/>
    </style:style>
    <style:style style:name="ro3" style:family="table-row">
      <style:table-row-properties style:row-height="0.945cm"/>
    </style:style>
    <style:style style:name="ro4" style:family="table-row">
      <style:table-row-properties style:row-height="0.648cm"/>
    </style:style>
    <style:style style:name="ro5" style:family="table-row">
      <style:table-row-properties style:row-height="1.329cm"/>
    </style:style>
    <style:style style:name="ro6" style:family="table-row">
      <style:table-row-properties style:row-height="1.328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paragraph-properties fo:text-align="start"/>
    </style:style>
    <style:style style:name="P2" style:family="paragraph">
      <style:text-properties fo:font-size="2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26pt" style:font-size-asian="26pt" style:font-size-complex="2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nsultas Aninhadas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Especificando o uso e funcionamento do IN, NOT IN, EXISTS e NOT EXISTS.</text:p>
            <text:p/>
            <text:p/>
            <text:p text:style-name="P1">Aluno: Daniel Costa Valerio</text:p>
            <text:p text:style-name="P1">Email: danielvalerio@alunos.utfpr.edu.b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mo funciona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Subconsultas aninhadas</text:p>
                <text:p><text:s/></text:p>
              </text:list-item>
              <text:list-item>
                <text:p>Consultas aninhadas correlacionadas</text:p>
                <text:p/>
              </text:list-item>
              <text:list-item>
                <text:p>Operação de conjuntos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 e NOT I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Abstração como operação de conjuntos</text:p>
                <text:p>Verifica se um elemento pertence à um conjunto de elementos</text:p>
                <text:p/>
              </text:list-item>
              <text:list-item>
                <text:p>Retorna valor booleano</text:p>
                <text:p/>
              </text:list-item>
              <text:list-item>
                <text:p><text:s/>Sendo A atributos e B resultado da consulta (conjunto de atributos)</text:p>
                <text:p>A in B - VERDADEIRO se A está em B</text:p>
                <text:p>A not in B - VERDADEIRO se A não está em B</text:p>
                <text:p/>
              </text:list-item>
              <text:list-item>
                <text:p>Como realmente funciona (Produto cartesiano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ntax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ELECT &lt;campo&gt; FROM &lt;tabelaP&gt; WHERE &lt;atributoA&gt; IN (SELECT &lt;campoatribA&gt; FROM &lt;tabelaS&gt; WHERE &lt;atributoB&gt;</text:p>
                <text:p/>
              </text:list-item>
              <text:list-item>
                <text:p>Exemplo: Vamos selecionar o nome dos sorvetes que custam 2 reais vendidos de uma sorveteria </text:p>
                <text:p>SELECT S.nome FROM Sorvetes S WHERE S.preco = 2.00 AND S.id IN (SELECT V.Sid FROM Vendas V)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XISTS e NOT EXISTS<text:tab/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Abstração com operação de conjuntos vazios</text:p>
                <text:p>Verifica se um conjunto é ou não vazio</text:p>
                <text:p/>
              </text:list-item>
              <text:list-item>
                <text:p>Retorna valor booleano</text:p>
                <text:p/>
              </text:list-item>
              <text:list-item>
                <text:p>Sendo <text:s/>B resultado da consulta (conjunto de atributos)</text:p>
                <text:p><text:span text:style-name="T1">exists B - VERDADEIRO se B não é vazio</text:span></text:p>
                <text:p><text:span text:style-name="T1">not exists B - VERDADEIRO se B é vazio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ntax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SELECT &lt;campo&gt; FROM &lt;tabelaP&gt; WHERE (</text:span><text:span text:style-name="T2">NOT</text:span><text:span text:style-name="T1">) </text:span><text:span text:style-name="T2">EXISTS (SELECT * FROM &lt;tabelaS&gt; WHERE </text:span><text:span text:style-name="T2">&lt;atributoP&gt; = &lt;atributoS&gt;</text:span></text:p>
                <text:p><text:span text:style-name="T2"/></text:p>
              </text:list-item>
              <text:list-item>
                <text:p>Exemplo: Vamos selecionar o nome dos sorvetes que custam 2 reais vendidos de uma sorveteria </text:p>
              </text:list-item>
              <text:list-item>
                <text:p>SELECT S.nome FROM Sorvetes S WHERE S.preco = 2.00 AND EXISTS (SELECT * FROM Vendas V WHERE V.Sid = S.id)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emplo Pratico</text:p>
          </draw:text-box>
        </draw:frame>
        <draw:frame draw:style-name="standard" draw:layer="layout" svg:width="11.836cm" svg:height="10.691cm" svg:x="0.442cm" svg:y="10.15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3">Sid</text:p>
              </table:table-cell>
              <table:table-cell>
                <text:p text:style-name="P3">Snome</text:p>
              </table:table-cell>
              <table:table-cell>
                <text:p text:style-name="P3"><text:span text:style-name="T2">Status</text:span></text:p>
              </table:table-cell>
              <table:table-cell>
                <text:p text:style-name="P3"><text:span text:style-name="T2">Idade</text:span></text:p>
              </table:table-cell>
            </table:table-row>
            <table:table-row table:style-name="ro2" table:default-cell-style-name="ce2">
              <table:table-cell>
                <text:p>22</text:p>
              </table:table-cell>
              <table:table-cell>
                <text:p>N1</text:p>
              </table:table-cell>
              <table:table-cell>
                <text:p>7</text:p>
              </table:table-cell>
              <table:table-cell>
                <text:p>45</text:p>
              </table:table-cell>
            </table:table-row>
            <table:table-row table:style-name="ro3" table:default-cell-style-name="ce2">
              <table:table-cell>
                <text:p>29</text:p>
              </table:table-cell>
              <table:table-cell>
                <text:p>N2</text:p>
              </table:table-cell>
              <table:table-cell>
                <text:p>1</text:p>
              </table:table-cell>
              <table:table-cell>
                <text:p>33</text:p>
              </table:table-cell>
            </table:table-row>
            <table:table-row table:style-name="ro3" table:default-cell-style-name="ce2">
              <table:table-cell>
                <text:p>31</text:p>
              </table:table-cell>
              <table:table-cell>
                <text:p>N3</text:p>
              </table:table-cell>
              <table:table-cell>
                <text:p>8</text:p>
              </table:table-cell>
              <table:table-cell>
                <text:p>55</text:p>
              </table:table-cell>
            </table:table-row>
            <table:table-row table:style-name="ro3" table:default-cell-style-name="ce2">
              <table:table-cell>
                <text:p>32</text:p>
              </table:table-cell>
              <table:table-cell>
                <text:p>N4</text:p>
              </table:table-cell>
              <table:table-cell>
                <text:p>8</text:p>
              </table:table-cell>
              <table:table-cell>
                <text:p>25</text:p>
              </table:table-cell>
            </table:table-row>
            <table:table-row table:style-name="ro3" table:default-cell-style-name="ce2">
              <table:table-cell>
                <text:p>58</text:p>
              </table:table-cell>
              <table:table-cell>
                <text:p>N5</text:p>
              </table:table-cell>
              <table:table-cell>
                <text:p>10</text:p>
              </table:table-cell>
              <table:table-cell>
                <text:p>35</text:p>
              </table:table-cell>
            </table:table-row>
            <table:table-row table:style-name="ro3" table:default-cell-style-name="ce2">
              <table:table-cell>
                <text:p>64</text:p>
              </table:table-cell>
              <table:table-cell>
                <text:p>N6</text:p>
              </table:table-cell>
              <table:table-cell>
                <text:p>7</text:p>
              </table:table-cell>
              <table:table-cell>
                <text:p>35</text:p>
              </table:table-cell>
            </table:table-row>
            <table:table-row table:style-name="ro3" table:default-cell-style-name="ce2">
              <table:table-cell>
                <text:p>71</text:p>
              </table:table-cell>
              <table:table-cell>
                <text:p>N7</text:p>
              </table:table-cell>
              <table:table-cell>
                <text:p>10</text:p>
              </table:table-cell>
              <table:table-cell>
                <text:p>16</text:p>
              </table:table-cell>
            </table:table-row>
            <table:table-row table:style-name="ro3" table:default-cell-style-name="ce2">
              <table:table-cell>
                <text:p>74</text:p>
              </table:table-cell>
              <table:table-cell>
                <text:p>N6</text:p>
              </table:table-cell>
              <table:table-cell>
                <text:p>9</text:p>
              </table:table-cell>
              <table:table-cell>
                <text:p>35</text:p>
              </table:table-cell>
            </table:table-row>
            <table:table-row table:style-name="ro3" table:default-cell-style-name="ce2">
              <table:table-cell>
                <text:p>85</text:p>
              </table:table-cell>
              <table:table-cell>
                <text:p>N8</text:p>
              </table:table-cell>
              <table:table-cell>
                <text:p>3</text:p>
              </table:table-cell>
              <table:table-cell>
                <text:p>25</text:p>
              </table:table-cell>
            </table:table-row>
            <table:table-row table:style-name="ro3" table:default-cell-style-name="ce2">
              <table:table-cell>
                <text:p>95</text:p>
              </table:table-cell>
              <table:table-cell>
                <text:p>N9</text:p>
              </table:table-cell>
              <table:table-cell>
                <text:p>3</text:p>
              </table:table-cell>
              <table:table-cell>
                <text:p>6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545cm" svg:height="10.691cm" svg:x="22.076cm" svg:y="10.262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Sid</text:p>
              </table:table-cell>
              <table:table-cell>
                <text:p text:style-name="P3">Bid</text:p>
              </table:table-cell>
              <table:table-cell>
                <text:p text:style-name="P3"><text:span text:style-name="T2">Dia</text:span></text:p>
              </table:table-cell>
            </table:table-row>
            <table:table-row table:style-name="ro3" table:default-cell-style-name="ce2">
              <table:table-cell>
                <text:p>22</text:p>
              </table:table-cell>
              <table:table-cell>
                <text:p>101</text:p>
              </table:table-cell>
              <table:table-cell>
                <text:p>D1</text:p>
              </table:table-cell>
            </table:table-row>
            <table:table-row table:style-name="ro3" table:default-cell-style-name="ce2">
              <table:table-cell>
                <text:p>22</text:p>
              </table:table-cell>
              <table:table-cell>
                <text:p>102</text:p>
              </table:table-cell>
              <table:table-cell>
                <text:p>D1</text:p>
              </table:table-cell>
            </table:table-row>
            <table:table-row table:style-name="ro3" table:default-cell-style-name="ce2">
              <table:table-cell>
                <text:p>22</text:p>
              </table:table-cell>
              <table:table-cell>
                <text:p>103</text:p>
              </table:table-cell>
              <table:table-cell>
                <text:p>D3</text:p>
              </table:table-cell>
            </table:table-row>
            <table:table-row table:style-name="ro3" table:default-cell-style-name="ce2">
              <table:table-cell>
                <text:p>22</text:p>
              </table:table-cell>
              <table:table-cell>
                <text:p>104</text:p>
              </table:table-cell>
              <table:table-cell>
                <text:p>D4</text:p>
              </table:table-cell>
            </table:table-row>
            <table:table-row table:style-name="ro3" table:default-cell-style-name="ce2">
              <table:table-cell>
                <text:p>31</text:p>
              </table:table-cell>
              <table:table-cell>
                <text:p>102</text:p>
              </table:table-cell>
              <table:table-cell>
                <text:p>D5</text:p>
              </table:table-cell>
            </table:table-row>
            <table:table-row table:style-name="ro3" table:default-cell-style-name="ce2">
              <table:table-cell>
                <text:p>31</text:p>
              </table:table-cell>
              <table:table-cell>
                <text:p>103</text:p>
              </table:table-cell>
              <table:table-cell>
                <text:p>D6</text:p>
              </table:table-cell>
            </table:table-row>
            <table:table-row table:style-name="ro3" table:default-cell-style-name="ce2">
              <table:table-cell>
                <text:p>31</text:p>
              </table:table-cell>
              <table:table-cell>
                <text:p>104</text:p>
              </table:table-cell>
              <table:table-cell>
                <text:p>D7</text:p>
              </table:table-cell>
            </table:table-row>
            <table:table-row table:style-name="ro3" table:default-cell-style-name="ce2">
              <table:table-cell>
                <text:p>64</text:p>
              </table:table-cell>
              <table:table-cell>
                <text:p>101</text:p>
              </table:table-cell>
              <table:table-cell>
                <text:p>D8</text:p>
              </table:table-cell>
            </table:table-row>
            <table:table-row table:style-name="ro3" table:default-cell-style-name="ce2">
              <table:table-cell>
                <text:p>64</text:p>
              </table:table-cell>
              <table:table-cell>
                <text:p>102</text:p>
              </table:table-cell>
              <table:table-cell>
                <text:p>D9</text:p>
              </table:table-cell>
            </table:table-row>
            <table:table-row table:style-name="ro3" table:default-cell-style-name="ce2">
              <table:table-cell>
                <text:p>74</text:p>
              </table:table-cell>
              <table:table-cell>
                <text:p>103</text:p>
              </table:table-cell>
              <table:table-cell>
                <text:p>D9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901cm" svg:height="6.286cm" svg:x="13.586cm" svg:y="14.22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4" table:default-cell-style-name="ce1">
              <table:table-cell>
                <text:p text:style-name="P3">Bid</text:p>
              </table:table-cell>
              <table:table-cell>
                <text:p text:style-name="P3">BN</text:p>
              </table:table-cell>
              <table:table-cell>
                <text:p text:style-name="P3">Cor</text:p>
              </table:table-cell>
            </table:table-row>
            <table:table-row table:style-name="ro5" table:default-cell-style-name="ce2">
              <table:table-cell>
                <text:p>101</text:p>
              </table:table-cell>
              <table:table-cell>
                <text:p>A1</text:p>
              </table:table-cell>
              <table:table-cell>
                <text:p>Azul</text:p>
              </table:table-cell>
            </table:table-row>
            <table:table-row table:style-name="ro5" table:default-cell-style-name="ce2">
              <table:table-cell>
                <text:p>102</text:p>
              </table:table-cell>
              <table:table-cell>
                <text:p>A1</text:p>
              </table:table-cell>
              <table:table-cell>
                <text:p>Verm</text:p>
              </table:table-cell>
            </table:table-row>
            <table:table-row table:style-name="ro5" table:default-cell-style-name="ce2">
              <table:table-cell>
                <text:p>103</text:p>
              </table:table-cell>
              <table:table-cell>
                <text:p>A2</text:p>
              </table:table-cell>
              <table:table-cell>
                <text:p>Verde</text:p>
              </table:table-cell>
            </table:table-row>
            <table:table-row table:style-name="ro6" table:default-cell-style-name="ce2">
              <table:table-cell>
                <text:p>104</text:p>
              </table:table-cell>
              <table:table-cell>
                <text:p>A3</text:p>
              </table:table-cell>
              <table:table-cell>
                <text:p>Verm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5" draw:text-style-name="P4" draw:layer="layout" svg:width="9.959cm" svg:height="2.236cm" svg:x="1.217cm" svg:y="7.62cm" presentation:class="title" presentation:user-transformed="true">
          <draw:text-box>
            <text:p text:style-name="P4"><text:span text:style-name="T3">Sailors</text:span></text:p>
          </draw:text-box>
        </draw:frame>
        <draw:frame presentation:style-name="pr6" draw:text-style-name="P4" draw:layer="layout" svg:width="5.842cm" svg:height="2.49cm" svg:x="13.97cm" svg:y="11.176cm" presentation:class="title" presentation:user-transformed="true">
          <draw:text-box>
            <text:p text:style-name="P4"><text:span text:style-name="T3">Barcos</text:span></text:p>
          </draw:text-box>
        </draw:frame>
        <draw:frame presentation:style-name="pr7" draw:text-style-name="P4" draw:layer="layout" svg:width="5.334cm" svg:height="2.286cm" svg:x="22.352cm" svg:y="7.366cm" presentation:class="title" presentation:user-transformed="true">
          <draw:text-box>
            <text:p text:style-name="P4"><text:span text:style-name="T3">Reserv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aGjUb </meta:initial-creator>
    <meta:creation-date>2016-03-08T09:07:47.838113275</meta:creation-date>
    <dc:date>2016-03-08T12:12:04.709746037</dc:date>
    <dc:creator>WaGjUb </dc:creator>
    <meta:editing-duration>P0D</meta:editing-duration>
    <meta:editing-cycles>1</meta:editing-cycles>
    <meta:document-statistic meta:object-count="54"/>
    <meta:generator>LibreOffice/4.2.8.2$Linux_X86_64 LibreOffice_project/420m0$Build-2</meta:generator>
  </office:meta>
</office:document-meta>
</file>